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64226E72DC64FB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24.633cm" fo:margin-left="0.018cm" fo:margin-top="0cm" fo:margin-bottom="0cm" table:align="left" style:writing-mode="lr-tb"/>
    </style:style>
    <style:style style:name="Tableau1.A" style:family="table-column">
      <style:table-column-properties style:column-width="2.14cm"/>
    </style:style>
    <style:style style:name="Tableau1.B" style:family="table-column">
      <style:table-column-properties style:column-width="22.493cm"/>
    </style:style>
    <style:style style:name="Tableau1.1" style:family="table-row">
      <style:table-row-properties fo:keep-together="auto"/>
    </style:style>
    <style:style style:name="Tableau1.A1" style:family="table-cell">
      <style:table-cell-properties fo:background-color="transparent" fo:padding="0.176cm" fo:border="1pt solid #000000">
        <style:background-image/>
      </style:table-cell-properties>
    </style:style>
    <style:style style:name="Tableau2" style:family="table">
      <style:table-properties style:width="24.617cm" fo:margin-left="0.018cm" fo:margin-top="0cm" fo:margin-bottom="0cm" table:align="left" style:writing-mode="lr-tb"/>
    </style:style>
    <style:style style:name="Tableau2.A" style:family="table-column">
      <style:table-column-properties style:column-width="2.193cm"/>
    </style:style>
    <style:style style:name="Tableau2.B" style:family="table-column">
      <style:table-column-properties style:column-width="5.375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fo:background-color="transparent" fo:padding="0.176cm" fo:border="1pt solid #000000">
        <style:background-image/>
      </style:table-cell-properties>
    </style:style>
    <style:style style:name="Tableau3" style:family="table">
      <style:table-properties style:width="24.58cm" fo:margin-left="0.245cm" fo:margin-top="0cm" fo:margin-bottom="0cm" table:align="left" style:writing-mode="lr-tb"/>
    </style:style>
    <style:style style:name="Tableau3.A" style:family="table-column">
      <style:table-column-properties style:column-width="4.812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41cm"/>
    </style:style>
    <style:style style:name="Tableau3.E" style:family="table-column">
      <style:table-column-properties style:column-width="5.77cm"/>
    </style:style>
    <style:style style:name="Tableau3.1" style:family="table-row">
      <style:table-row-properties fo:keep-together="auto"/>
    </style:style>
    <style:style style:name="Tableau3.A1" style:family="table-cell">
      <style:table-cell-properties fo:background-color="transparent" fo:padding="0.176cm" fo:border="1pt solid #000000">
        <style:background-image/>
      </style:table-cell-properties>
    </style:style>
    <style:style style:name="Tableau3.A2" style:family="table-cell">
      <style:table-cell-properties fo:background-color="transparent" fo:padding="0.176cm" fo:border-left="1pt solid #000000" fo:border-right="1pt solid #000000" fo:border-top="none" fo:border-bottom="1pt solid #000000">
        <style:background-image/>
      </style:table-cell-properties>
    </style:style>
    <style:style style:name="P1" style:family="paragraph" style:parent-style-name="LO-normal">
      <style:paragraph-properties fo:text-align="start" style:justify-single-word="false"/>
    </style:style>
    <style:style style:name="P2" style:family="paragraph" style:parent-style-name="LO-normal">
      <style:paragraph-properties fo:line-height="100%" fo:orphans="0" fo:widows="0"/>
    </style:style>
    <style:style style:name="P3" style:family="paragraph" style:parent-style-name="Standard">
      <style:paragraph-properties fo:line-height="100%" fo:orphans="0" fo:widows="0"/>
    </style:style>
    <style:style style:name="P4" style:family="paragraph" style:parent-style-name="Text_20_body">
      <style:paragraph-properties fo:line-height="100%" fo:orphans="0" fo:widows="0"/>
    </style:style>
    <style:style style:name="P5" style:family="paragraph" style:parent-style-name="Text_20_body">
      <style:paragraph-properties fo:margin-top="0cm" fo:margin-bottom="0.247cm" style:contextual-spacing="false" fo:line-height="100%" fo:orphans="0" fo:widows="0"/>
    </style:style>
    <style:style style:name="P6" style:family="paragraph" style:parent-style-name="Standard">
      <style:paragraph-properties fo:margin-left="0.635cm" fo:margin-right="0cm" fo:line-height="100%" fo:text-indent="0cm" style:auto-text-indent="false">
        <style:tab-stops/>
      </style:paragraph-properties>
    </style:style>
    <style:style style:name="P7" style:family="paragraph" style:parent-style-name="LO-normal">
      <style:text-properties style:font-name="Calibri" fo:font-size="13pt" style:font-name-asian="Montserrat" style:font-size-asian="13pt" style:font-name-complex="Montserrat" style:font-size-complex="13pt"/>
    </style:style>
    <style:style style:name="P8" style:family="paragraph" style:parent-style-name="LO-normal">
      <style:paragraph-properties fo:margin-left="1.905cm" fo:margin-right="0cm" fo:line-height="100%" fo:orphans="0" fo:widows="0" fo:text-indent="0cm" style:auto-text-indent="false"/>
      <style:text-properties style:font-name="Calibri" fo:font-size="13pt" style:font-name-asian="Montserrat" style:font-size-asian="13pt" style:font-name-complex="Montserrat" style:font-size-complex="13pt"/>
    </style:style>
    <style:style style:name="P9" style:family="paragraph" style:parent-style-name="LO-normal">
      <style:paragraph-properties fo:line-height="100%" fo:orphans="0" fo:widows="0"/>
      <style:text-properties style:font-name="Calibri" fo:font-size="13pt" style:font-name-asian="Montserrat" style:font-size-asian="13pt" style:font-name-complex="Montserrat" style:font-size-complex="13pt"/>
    </style:style>
    <style:style style:name="P10" style:family="paragraph" style:parent-style-name="LO-normal">
      <style:paragraph-properties fo:margin-left="1.27cm" fo:margin-right="0cm" fo:line-height="100%" fo:orphans="0" fo:widows="0" fo:text-indent="0cm" style:auto-text-indent="false"/>
      <style:text-properties style:font-name="Calibri" fo:font-size="13pt" style:font-name-asian="Montserrat" style:font-size-asian="13pt" style:font-name-complex="Montserrat" style:font-size-complex="13pt"/>
    </style:style>
    <style:style style:name="P11" style:family="paragraph" style:parent-style-name="LO-normal">
      <style:text-properties style:font-name="Calibri" fo:font-size="13pt" fo:font-weight="bold" style:font-name-asian="Montserrat" style:font-size-asian="13pt" style:font-weight-asian="bold" style:font-name-complex="Montserrat" style:font-size-complex="13pt"/>
    </style:style>
    <style:style style:name="P12" style:family="paragraph" style:parent-style-name="LO-normal">
      <style:paragraph-properties fo:margin-left="0cm" fo:margin-right="0cm" fo:line-height="100%" fo:orphans="0" fo:widows="0" fo:text-indent="0cm" style:auto-text-indent="false"/>
      <style:text-properties style:font-name="Calibri" fo:font-size="13pt" fo:font-weight="bold" style:font-name-asian="Montserrat" style:font-size-asian="13pt" style:font-weight-asian="bold" style:font-name-complex="Montserrat" style:font-size-complex="13pt"/>
    </style:style>
    <style:style style:name="P13" style:family="paragraph" style:parent-style-name="LO-normal">
      <style:paragraph-properties fo:line-height="100%" fo:orphans="0" fo:widows="0"/>
      <style:text-properties style:font-name="Calibri" fo:font-size="13pt" fo:font-weight="bold" style:font-name-asian="Montserrat" style:font-size-asian="13pt" style:font-weight-asian="bold" style:font-name-complex="Montserrat" style:font-size-complex="13pt"/>
    </style:style>
    <style:style style:name="P14" style:family="paragraph" style:parent-style-name="Standard">
      <style:paragraph-properties fo:margin-left="0.635cm" fo:margin-right="0cm" fo:line-height="100%" fo:text-indent="0cm" style:auto-text-indent="false">
        <style:tab-stops/>
      </style:paragraph-properties>
      <style:text-properties style:font-name="Calibri" fo:font-size="13pt" fo:font-weight="bold" style:font-size-asian="13pt" style:font-weight-asian="bold" style:font-size-complex="13pt" style:font-weight-complex="bold"/>
    </style:style>
    <style:style style:name="P15" style:family="paragraph" style:parent-style-name="LO-normal">
      <style:paragraph-properties fo:margin-left="1.27cm" fo:margin-right="0cm" fo:line-height="100%" fo:orphans="0" fo:widows="0" fo:text-indent="0cm" style:auto-text-indent="false"/>
      <style:text-properties style:font-name="Calibri" fo:font-size="13pt" style:font-size-asian="13pt" style:font-size-complex="13pt"/>
    </style:style>
    <style:style style:name="P16" style:family="paragraph" style:parent-style-name="LO-normal">
      <style:paragraph-properties fo:margin-left="0.635cm" fo:margin-right="0cm" fo:line-height="100%" fo:orphans="0" fo:widows="0" fo:text-indent="0cm" style:auto-text-indent="false"/>
      <style:text-properties style:font-name="Calibri" fo:font-size="13pt" style:font-size-asian="13pt" style:font-size-complex="13pt"/>
    </style:style>
    <style:style style:name="P17" style:family="paragraph" style:parent-style-name="Text_20_body">
      <style:paragraph-properties fo:line-height="100%" fo:orphans="0" fo:widows="0"/>
      <style:text-properties style:font-name="Calibri" fo:font-size="13pt" style:font-size-asian="13pt" style:font-size-complex="13pt"/>
    </style:style>
    <style:style style:name="P18" style:family="paragraph" style:parent-style-name="Standard">
      <style:paragraph-properties fo:orphans="0" fo:widows="0"/>
      <style:text-properties style:font-name="Calibri" fo:font-size="13pt" style:font-size-asian="13pt" style:font-size-complex="13pt"/>
    </style:style>
    <style:style style:name="P19" style:family="paragraph" style:parent-style-name="Standard">
      <style:paragraph-properties fo:margin-left="0.635cm" fo:margin-right="0cm" fo:line-height="100%" fo:text-indent="0cm" style:auto-text-indent="false">
        <style:tab-stops/>
      </style:paragraph-properties>
      <style:text-properties style:font-name="Calibri" fo:font-size="13pt" fo:font-weight="normal" style:font-size-asian="13pt" style:font-weight-asian="normal" style:font-size-complex="13pt" style:font-weight-complex="normal"/>
    </style:style>
    <style:style style:name="P20" style:family="paragraph" style:parent-style-name="Text_20_body">
      <style:paragraph-properties fo:line-height="100%" fo:orphans="0" fo:widows="0"/>
      <style:text-properties style:font-name="Calibri" fo:font-size="13pt" fo:font-style="normal" fo:font-weight="normal" style:font-name-asian="Montserrat" style:font-size-asian="13pt" style:font-style-asian="normal" style:font-weight-asian="normal" style:font-name-complex="Montserrat" style:font-size-complex="13pt"/>
    </style:style>
    <style:style style:name="P21" style:family="paragraph" style:parent-style-name="Text_20_body">
      <style:paragraph-properties fo:line-height="100%" fo:orphans="0" fo:widows="0"/>
      <style:text-properties style:font-name="Calibri" fo:font-size="13pt" fo:font-style="normal" style:text-underline-style="solid" style:text-underline-width="auto" style:text-underline-color="font-color" fo:font-weight="bold" style:font-name-asian="Montserrat" style:font-size-asian="13pt" style:font-style-asian="normal" style:font-weight-asian="bold" style:font-name-complex="Montserrat" style:font-size-complex="13pt" style:font-weight-complex="bold"/>
    </style:style>
    <style:style style:name="P22" style:family="paragraph" style:parent-style-name="LO-normal">
      <style:text-properties style:font-name-asian="Montserrat" style:font-name-complex="Montserrat"/>
    </style:style>
    <style:style style:name="P23" style:family="paragraph" style:parent-style-name="LO-normal">
      <style:paragraph-properties fo:margin-left="1.27cm" fo:margin-right="0cm" fo:line-height="100%" fo:orphans="0" fo:widows="0" fo:text-indent="0cm" style:auto-text-indent="false"/>
      <style:text-properties style:font-name-asian="Montserrat" style:font-name-complex="Montserrat"/>
    </style:style>
    <style:style style:name="P24" style:family="paragraph" style:parent-style-name="LO-normal">
      <style:paragraph-properties fo:margin-left="0cm" fo:margin-right="0cm" fo:line-height="100%" fo:orphans="0" fo:widows="0" fo:text-indent="0cm" style:auto-text-indent="false"/>
      <style:text-properties style:font-name-asian="Montserrat" style:font-name-complex="Montserrat"/>
    </style:style>
    <style:style style:name="P25" style:family="paragraph" style:parent-style-name="LO-normal">
      <style:paragraph-properties fo:margin-left="0cm" fo:margin-right="0cm" fo:text-indent="-0.026cm" style:auto-text-indent="false"/>
    </style:style>
    <style:style style:name="P26" style:family="paragraph" style:parent-style-name="LO-normal">
      <style:paragraph-properties fo:margin-left="0cm" fo:margin-right="0cm" fo:line-height="100%" fo:orphans="0" fo:widows="0" fo:text-indent="0cm" style:auto-text-indent="false"/>
      <style:text-properties fo:font-weight="bold" style:font-name-asian="Montserrat" style:font-weight-asian="bold" style:font-name-complex="Montserrat"/>
    </style:style>
    <style:style style:name="P27" style:family="paragraph" style:parent-style-name="Standard">
      <style:paragraph-properties fo:line-height="100%" fo:orphans="0" fo:widows="0"/>
      <style:text-properties style:use-window-font-color="true" loext:opacity="0%" style:font-name="Calibri" fo:font-size="13pt" fo:language="zxx" fo:country="none"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P28" style:family="paragraph" style:parent-style-name="Standard">
      <style:paragraph-properties fo:line-height="100%" fo:orphans="0" fo:widows="0"/>
      <style:text-properties style:use-window-font-color="true" loext:opacity="0%" style:font-name="Calibri" fo:font-size="13pt" fo:language="zxx" fo:country="none" style:text-underline-style="none" fo:font-weight="bold" style:font-name-asian="Montserrat" style:font-size-asian="13pt" style:font-weight-asian="bold" style:font-name-complex="Montserrat" style:font-size-complex="13pt" style:font-weight-complex="bold"/>
    </style:style>
    <style:style style:name="P29" style:family="paragraph" style:parent-style-name="Standard">
      <style:paragraph-properties fo:line-height="100%" fo:orphans="0" fo:widows="0"/>
      <style:text-properties fo:color="#2a6099" loext:opacity="100%" style:font-name="Calibri" fo:font-size="13pt" fo:language="zxx" fo:country="none"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P30" style:family="paragraph" style:parent-style-name="Standard">
      <style:paragraph-properties fo:line-height="100%" fo:orphans="0" fo:widows="0"/>
      <style:text-properties fo:color="#2a6099" loext:opacity="100%" style:font-name="Calibri" fo:font-size="13pt" fo:language="zxx" fo:country="none" fo:font-style="normal" style:text-underline-style="none" fo:font-weight="bold" officeooo:rsid="00154c06" officeooo:paragraph-rsid="00154c06" style:font-name-asian="Calibri1" style:font-size-asian="13pt" style:font-style-asian="normal" style:font-weight-asian="bold" style:font-name-complex="Calibri1" style:font-size-complex="13pt" style:font-style-complex="normal" style:font-weight-complex="bold"/>
    </style:style>
    <style:style style:name="P31" style:family="paragraph" style:parent-style-name="Standard">
      <style:paragraph-properties fo:line-height="100%" fo:orphans="0" fo:widows="0"/>
      <style:text-properties fo:color="#2a6099" loext:opacity="100%" style:font-name="Calibri" fo:font-size="13pt" fo:language="zxx" fo:country="none" fo:font-style="normal" style:text-underline-style="none" fo:font-weight="bold" style:font-name-asian="Montserrat" style:font-size-asian="13pt" style:font-style-asian="normal" style:font-weight-asian="bold" style:font-name-complex="Montserrat" style:font-size-complex="13pt" style:font-style-complex="normal" style:font-weight-complex="bold"/>
    </style:style>
    <style:style style:name="P32" style:family="paragraph" style:parent-style-name="Text_20_body">
      <style:paragraph-properties fo:margin-left="0cm" fo:margin-right="0cm" fo:orphans="2" fo:widows="2" fo:text-indent="0cm" style:auto-text-indent="false"/>
    </style:style>
    <style:style style:name="P33" style:family="paragraph" style:parent-style-name="Text_20_body">
      <style:paragraph-properties fo:line-height="100%" fo:orphans="0" fo:widows="0"/>
      <style:text-properties fo:font-style="normal" fo:font-weight="normal" style:font-name-asian="Montserrat" style:font-style-asian="normal" style:font-weight-asian="normal" style:font-name-complex="Montserrat"/>
    </style:style>
    <style:style style:name="P34" style:family="paragraph" style:parent-style-name="Standard">
      <style:paragraph-properties fo:line-height="100%" fo:orphans="0" fo:widows="0"/>
      <style:text-properties fo:font-variant="normal" fo:text-transform="none" fo:color="#374151" loext:opacity="100%" style:font-name="Calibri" fo:font-size="13pt" fo:letter-spacing="normal" fo:language="zxx" fo:country="none" fo:font-style="normal" style:text-underline-style="none" fo:font-weight="normal" style:font-name-asian="Montserrat" style:font-size-asian="13pt" style:font-style-asian="normal" style:font-weight-asian="normal" style:font-name-complex="Montserrat" style:font-size-complex="13pt" style:font-style-complex="normal" style:font-weight-complex="normal"/>
    </style:style>
    <style:style style:name="P35" style:family="paragraph" style:parent-style-name="Standard">
      <style:paragraph-properties fo:line-height="100%" fo:orphans="0" fo:widows="0"/>
      <style:text-properties fo:font-variant="normal" fo:text-transform="none" fo:color="#374151" loext:opacity="100%" style:font-name="Calibri" fo:font-size="13pt" fo:letter-spacing="normal" fo:language="zxx" fo:country="none"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P36" style:family="paragraph" style:parent-style-name="Standard">
      <style:paragraph-properties fo:line-height="100%" fo:orphans="0" fo:widows="0"/>
      <style:text-properties fo:font-variant="normal" fo:text-transform="none" fo:color="#374151" loext:opacity="100%" style:font-name="Calibri" fo:font-size="13pt" fo:letter-spacing="normal" fo:font-style="normal" fo:font-weight="normal" style:font-size-asian="13pt" style:font-style-asian="normal" style:font-weight-asian="normal" style:font-size-complex="13pt"/>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font-size="13pt" fo:letter-spacing="normal" fo:font-style="normal" fo:font-weight="normal" style:font-size-asian="13pt" style:font-style-asian="normal" style:font-weight-asian="normal" style:font-size-complex="13pt"/>
    </style:style>
    <style:style style:name="P38" style:family="paragraph" style:parent-style-name="Text_20_body">
      <style:paragraph-properties fo:line-height="100%" fo:orphans="0" fo:widows="0"/>
      <style:text-properties fo:font-variant="normal" fo:text-transform="none" fo:color="#000000" loext:opacity="100%" style:font-name="Calibri" fo:font-size="13pt" fo:letter-spacing="normal" fo:font-style="normal" fo:font-weight="normal" style:font-name-asian="Montserrat" style:font-size-asian="13pt" style:font-style-asian="normal" style:font-weight-asian="normal" style:font-name-complex="Montserrat" style:font-size-complex="13pt"/>
    </style:style>
    <style:style style:name="P39" style:family="paragraph" style:parent-style-name="Title" style:master-page-name="Standard">
      <style:paragraph-properties fo:margin-top="0cm" fo:margin-bottom="0.423cm" style:contextual-spacing="false" fo:line-height="100%" fo:text-align="center" style:justify-single-word="false" fo:orphans="0" fo:widows="0" style:page-number="1"/>
      <style:text-properties style:font-name="Calibri" fo:font-size="13pt" style:font-name-asian="Montserrat" style:font-size-asian="13pt" style:font-name-complex="Montserrat" style:font-size-complex="13pt"/>
    </style:style>
    <style:style style:name="P40" style:family="paragraph" style:parent-style-name="LO-normal" style:list-style-name="WWNum2">
      <style:paragraph-properties fo:margin-left="1.27cm" fo:margin-right="0cm" fo:text-indent="-0.635cm" style:auto-text-indent="false"/>
      <style:text-properties style:font-name="Calibri" fo:font-size="13pt" fo:font-weight="bold" style:font-name-asian="Montserrat" style:font-size-asian="13pt" style:font-weight-asian="bold" style:font-name-complex="Montserrat" style:font-size-complex="13pt"/>
    </style:style>
    <style:style style:name="P41" style:family="paragraph" style:parent-style-name="LO-normal" style:list-style-name="WWNum2">
      <style:paragraph-properties fo:margin-left="1.27cm" fo:margin-right="0cm" fo:line-height="100%" fo:orphans="0" fo:widows="0" fo:text-indent="-0.635cm" style:auto-text-indent="false"/>
      <style:text-properties style:font-name="Calibri" fo:font-size="13pt" fo:font-weight="bold" style:font-name-asian="Montserrat" style:font-size-asian="13pt" style:font-weight-asian="bold" style:font-name-complex="Montserrat" style:font-size-complex="13pt"/>
    </style:style>
    <style:style style:name="P42" style:family="paragraph" style:parent-style-name="LO-normal" style:list-style-name="WWNum5">
      <style:paragraph-properties fo:line-height="100%" fo:orphans="0" fo:widows="0"/>
      <style:text-properties style:font-name="Calibri" fo:font-size="13pt" style:font-name-asian="Montserrat" style:font-size-asian="13pt" style:font-name-complex="Montserrat" style:font-size-complex="13pt"/>
    </style:style>
    <style:style style:name="P43" style:family="paragraph" style:parent-style-name="LO-normal" style:list-style-name="WWNum1">
      <style:paragraph-properties fo:margin-left="1.27cm" fo:margin-right="0cm" fo:line-height="100%" fo:orphans="0" fo:widows="0" fo:text-indent="-0.635cm" style:auto-text-indent="false"/>
    </style:style>
    <style:style style:name="P44" style:family="paragraph" style:parent-style-name="LO-normal" style:list-style-name="WWNum3">
      <style:paragraph-properties fo:margin-left="1.27cm" fo:margin-right="0cm" fo:line-height="100%" fo:orphans="0" fo:widows="0" fo:text-indent="-0.635cm" style:auto-text-indent="false"/>
    </style:style>
    <style:style style:name="P45" style:family="paragraph" style:parent-style-name="LO-normal" style:list-style-name="WWNum2">
      <style:paragraph-properties fo:margin-left="1.27cm" fo:margin-right="0cm" fo:line-height="100%" fo:orphans="0" fo:widows="0" fo:text-indent="0cm" style:auto-text-indent="false"/>
    </style:style>
    <style:style style:name="P46" style:family="paragraph" style:parent-style-name="Standard" style:list-style-name="WWNum4">
      <style:paragraph-properties fo:line-height="100%">
        <style:tab-stops/>
      </style:paragraph-properties>
      <style:text-properties style:font-name="Calibri" fo:font-size="13pt" fo:font-weight="bold" style:font-size-asian="13pt" style:font-weight-asian="bold" style:font-size-complex="13pt" style:font-weight-complex="bold"/>
    </style:style>
    <style:style style:name="P47" style:family="paragraph" style:parent-style-name="Text_20_body" style:list-style-name="WWNum6">
      <style:paragraph-properties fo:line-height="100%" fo:orphans="0" fo:widows="0"/>
    </style:style>
    <style:style style:name="P48" style:family="paragraph" style:parent-style-name="Text_20_body" style:list-style-name="WWNum7">
      <style:paragraph-properties fo:line-height="100%" fo:orphans="0" fo:widows="0"/>
    </style:style>
    <style:style style:name="P49" style:family="paragraph" style:parent-style-name="Text_20_body" style:list-style-name="WWNum8">
      <style:paragraph-properties fo:line-height="100%" fo:orphans="0" fo:widows="0"/>
    </style:style>
    <style:style style:name="P50" style:family="paragraph" style:parent-style-name="Text_20_body" style:list-style-name="WWNum9">
      <style:paragraph-properties fo:line-height="100%" fo:orphans="0" fo:widows="0"/>
    </style:style>
    <style:style style:name="P51" style:family="paragraph" style:parent-style-name="Text_20_body" style:list-style-name="WWNum10">
      <style:paragraph-properties fo:line-height="100%" fo:orphans="0" fo:widows="0"/>
    </style:style>
    <style:style style:name="P52" style:family="paragraph" style:parent-style-name="Text_20_body" style:list-style-name="WWNum11">
      <style:paragraph-properties fo:line-height="100%" fo:orphans="0" fo:widows="0"/>
    </style:style>
    <style:style style:name="P53" style:family="paragraph" style:parent-style-name="Text_20_body" style:list-style-name="WWNum12">
      <style:paragraph-properties fo:line-height="100%" fo:orphans="0" fo:widows="0"/>
    </style:style>
    <style:style style:name="P54" style:family="paragraph" style:parent-style-name="Text_20_body" style:list-style-name="WWNum13">
      <style:paragraph-properties fo:line-height="100%" fo:orphans="0" fo:widows="0"/>
    </style:style>
    <style:style style:name="P55" style:family="paragraph" style:parent-style-name="Text_20_body" style:list-style-name="WWNum14">
      <style:paragraph-properties fo:line-height="100%" fo:orphans="0" fo:widows="0"/>
    </style:style>
    <style:style style:name="P56" style:family="paragraph" style:parent-style-name="Text_20_body" style:list-style-name="WWNum15">
      <style:paragraph-properties fo:line-height="100%" fo:orphans="0" fo:widows="0"/>
    </style:style>
    <style:style style:name="P57" style:family="paragraph" style:parent-style-name="Text_20_body" style:list-style-name="WWNum16">
      <style:paragraph-properties fo:line-height="100%" fo:orphans="0" fo:widows="0"/>
    </style:style>
    <style:style style:name="P58" style:family="paragraph" style:parent-style-name="Text_20_body" style:list-style-name="WWNum17">
      <style:paragraph-properties fo:line-height="100%" fo:orphans="0" fo:widows="0"/>
    </style:style>
    <style:style style:name="P59" style:family="paragraph" style:parent-style-name="Text_20_body" style:list-style-name="WWNum18">
      <style:paragraph-properties fo:line-height="100%" fo:orphans="0" fo:widows="0"/>
    </style:style>
    <style:style style:name="P60" style:family="paragraph" style:parent-style-name="Text_20_body" style:list-style-name="WWNum14">
      <style:paragraph-properties fo:line-height="100%" fo:orphans="0" fo:widows="0"/>
      <style:text-properties style:font-name="Calibri" fo:font-size="13pt" fo:font-style="normal" fo:font-weight="normal" style:font-name-asian="Montserrat" style:font-size-asian="13pt" style:font-style-asian="normal" style:font-weight-asian="normal" style:font-name-complex="Montserrat" style:font-size-complex="13pt"/>
    </style:style>
    <style:style style:name="P61" style:family="paragraph">
      <loext:graphic-properties draw:fill="solid" draw:fill-color="#a0a0a0"/>
      <style:paragraph-properties fo:text-align="start"/>
      <style:text-properties fo:font-size="18pt"/>
    </style:style>
    <style:style style:name="T1" style:family="text">
      <style:text-properties style:font-name="Calibri" fo:font-size="13pt" style:font-name-asian="Montserrat" style:font-size-asian="13pt" style:font-name-complex="Montserrat" style:font-size-complex="13pt"/>
    </style:style>
    <style:style style:name="T2" style:family="text">
      <style:text-properties style:font-name="Calibri" fo:font-size="13pt" style:font-size-asian="13pt" style:font-size-complex="13pt"/>
    </style:style>
    <style:style style:name="T3" style:family="text">
      <style:text-properties style:font-name="Calibri" fo:font-size="13pt" fo:font-weight="bold" style:font-name-asian="Montserrat" style:font-size-asian="13pt" style:font-weight-asian="bold" style:font-name-complex="Montserrat" style:font-size-complex="13pt"/>
    </style:style>
    <style:style style:name="T4" style:family="text">
      <style:text-properties style:font-name="Calibri" fo:font-size="13pt" fo:font-weight="bold" style:font-name-asian="Montserrat" style:font-size-asian="13pt" style:font-weight-asian="bold" style:font-name-complex="Montserrat" style:font-size-complex="13pt" style:font-weight-complex="bold"/>
    </style:style>
    <style:style style:name="T5" style:family="text">
      <style:text-properties style:font-name="Calibri" fo:font-size="13pt" style:text-underline-style="solid" style:text-underline-width="auto" style:text-underline-color="font-color" style:font-name-asian="Montserrat" style:font-size-asian="13pt" style:font-name-complex="Montserrat" style:font-size-complex="13pt"/>
    </style:style>
    <style:style style:name="T6" style:family="text">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T7" style:family="text">
      <style:text-properties style:font-name="Calibri" fo:font-size="13pt" fo:font-weight="normal" style:font-size-asian="13pt" style:font-weight-asian="normal" style:font-size-complex="13pt" style:font-weight-complex="normal"/>
    </style:style>
    <style:style style:name="T8" style:family="text">
      <style:text-properties style:font-name="Calibri" fo:font-size="13pt" fo:font-style="normal" fo:font-weight="bold" style:font-name-asian="Montserrat" style:font-size-asian="13pt" style:font-style-asian="normal" style:font-weight-asian="bold" style:font-name-complex="Montserrat" style:font-size-complex="13pt" style:font-weight-complex="bold"/>
    </style:style>
    <style:style style:name="T9" style:family="text">
      <style:text-properties style:font-name="Calibri" fo:font-size="13pt" fo:font-style="normal" fo:font-weight="normal" style:font-name-asian="Montserrat" style:font-size-asian="13pt" style:font-style-asian="normal" style:font-weight-asian="normal" style:font-name-complex="Montserrat" style:font-size-complex="13pt"/>
    </style:style>
    <style:style style:name="T10" style:family="text">
      <style:text-properties style:font-name="Calibri" fo:font-size="13pt" fo:font-style="normal" fo:font-weight="normal" officeooo:rsid="0016b03d" style:font-name-asian="Montserrat" style:font-size-asian="13pt" style:font-style-asian="normal" style:font-weight-asian="normal" style:font-name-complex="Montserrat" style:font-size-complex="13pt"/>
    </style:style>
    <style:style style:name="T11" style:family="text">
      <style:text-properties fo:font-variant="normal" fo:text-transform="none" fo:color="#000000" loext:opacity="100%" style:font-name="Calibri" fo:font-size="13pt" fo:letter-spacing="normal" fo:font-style="normal" fo:font-weight="normal" style:font-name-asian="Montserrat" style:font-size-asian="13pt" style:font-style-asian="normal" style:font-weight-asian="normal" style:font-name-complex="Montserrat" style:font-size-complex="13pt"/>
    </style:style>
    <style:style style:name="T12" style:family="text">
      <style:text-properties fo:font-variant="normal" fo:text-transform="none" fo:color="#000000" loext:opacity="100%" style:font-name="Calibri" fo:font-size="13pt" fo:letter-spacing="normal" fo:font-style="normal" fo:font-weight="normal" style:font-size-asian="13pt" style:font-style-asian="normal" style:font-weight-asian="normal" style:font-size-complex="13pt"/>
    </style:style>
    <style:style style:name="T13" style:family="text">
      <style:text-properties fo:font-variant="normal" fo:text-transform="none" fo:color="#000000" loext:opacity="100%" style:font-name="Calibri" fo:font-size="13pt" fo:letter-spacing="normal" fo:font-style="normal" style:text-underline-style="none" fo:font-weight="normal" style:font-name-asian="Montserrat" style:font-size-asian="13pt" style:font-style-asian="normal" style:font-weight-asian="normal" style:font-name-complex="Montserrat" style:font-size-complex="13pt"/>
    </style:style>
    <style:style style:name="T14" style:family="text">
      <style:text-properties fo:font-variant="normal" fo:text-transform="none" fo:color="#000000" loext:opacity="100%" style:font-name="Calibri" fo:font-size="13pt" fo:letter-spacing="normal" style:text-underline-style="none" style:font-name-asian="Montserrat" style:font-size-asian="13pt" style:font-name-complex="Montserrat" style:font-size-complex="13pt"/>
    </style:style>
    <style:style style:name="T15" style:family="text">
      <style:text-properties fo:font-variant="normal" fo:text-transform="none" fo:color="#000000" loext:opacity="100%" style:font-name="Calibri" fo:font-size="13pt" fo:letter-spacing="normal" style:font-size-asian="13pt" style:font-size-complex="13pt"/>
    </style:style>
    <style:style style:name="T16" style:family="text">
      <style:text-properties fo:font-variant="normal" fo:text-transform="none" fo:color="#000000" loext:opacity="100%" style:font-name="Calibri" fo:font-size="13pt" fo:letter-spacing="normal" style:font-name-asian="Montserrat" style:font-size-asian="13pt" style:font-name-complex="Montserrat" style:font-size-complex="13pt"/>
    </style:style>
    <style:style style:name="T17" style:family="text">
      <style:text-properties fo:font-variant="normal" fo:text-transform="none" fo:color="#374151" loext:opacity="100%" style:font-name="Calibri" fo:font-size="13pt" fo:letter-spacing="normal" fo:language="zxx" fo:country="none" fo:font-style="normal" style:text-underline-style="none" fo:font-weight="normal" style:font-name-asian="Montserrat" style:font-size-asian="13pt" style:font-style-asian="normal" style:font-weight-asian="normal" style:font-name-complex="Montserrat" style:font-size-complex="13pt" style:font-style-complex="normal" style:font-weight-complex="normal"/>
    </style:style>
    <style:style style:name="T18" style:family="text">
      <style:text-properties fo:font-variant="normal" fo:text-transform="none" fo:color="#374151" loext:opacity="100%" style:font-name="Calibri" fo:font-size="13pt" fo:letter-spacing="normal" fo:language="zxx" fo:country="none"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19" style:family="text">
      <style:text-properties fo:font-variant="normal" fo:text-transform="none" fo:color="#374151" loext:opacity="100%" style:font-name="Calibri" fo:font-size="13pt" fo:letter-spacing="normal" fo:font-style="normal" fo:font-weight="normal" style:font-size-asian="13pt" style:font-style-asian="normal" style:font-weight-asian="normal" style:font-size-complex="13pt"/>
    </style:style>
    <style:style style:name="T20" style:family="text">
      <style:text-properties style:use-window-font-color="true" loext:opacity="0%" style:font-name="Calibri" fo:font-size="13pt" fo:language="zxx" fo:country="none" fo:font-style="normal" style:text-underline-style="none" fo:font-weight="normal" style:font-name-asian="Montserrat" style:font-size-asian="13pt" style:font-style-asian="normal" style:font-weight-asian="normal" style:font-name-complex="Montserrat" style:font-size-complex="13pt" style:font-style-complex="normal" style:font-weight-complex="normal"/>
    </style:style>
    <style:style style:name="T21" style:family="text">
      <style:text-properties style:use-window-font-color="true" loext:opacity="0%" style:font-name="Calibri" fo:font-size="13pt" fo:language="zxx" fo:country="none"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22" style:family="text">
      <style:text-properties officeooo:rsid="00154c06"/>
    </style:style>
    <style:style style:name="fr1" style:family="graphic" style:parent-style-name="Graphics">
      <style:graphic-properties fo:margin-left="0cm" fo:margin-right="0cm" fo:margin-top="0cm" fo:margin-bottom="0cm" style:wrap="none" style:vertical-pos="from-top" style:vertical-rel="page-content" style:horizontal-pos="from-left" style:horizontal-rel="page-content" fo:background-color="transparent" draw:fill="none" draw:fill-color="#ffffff" fo:padding="0cm" fo:border="none" style:mirror="none" fo:clip="rect(0cm, 0.534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top" draw:auto-grow-height="false" fo:min-height="0cm" fo:min-width="24.121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 text:name="_1jgtpi0w9ri"/>Spécifications techniques</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3">Projet</text:span><text:span text:style-name="T1"> </text:span></text:p>
          </table:table-cell>
          <table:table-cell table:style-name="Tableau1.A1" office:value-type="string">
            <text:p text:style-name="P2"><text:span text:style-name="T11">Menu Maker By Qwenta</text:span><text:span text:style-name="T1"> </text:span></text:p>
          </table:table-cell>
        </table:table-row>
      </table:table>
      <text:p text:style-name="P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Version</text:p>
          </table:table-cell>
          <table:table-cell table:style-name="Tableau2.A1" office:value-type="string">
            <text:p text:style-name="P13">Auteur</text:p>
          </table:table-cell>
          <table:table-cell table:style-name="Tableau2.A1" office:value-type="string">
            <text:p text:style-name="P13">Date</text:p>
          </table:table-cell>
          <table:table-cell table:style-name="Tableau2.A1" office:value-type="string">
            <text:p text:style-name="P13">Approbation </text:p>
          </table:table-cell>
        </table:table-row>
        <table:table-row table:style-name="Tableau2.1">
          <table:table-cell table:style-name="Tableau2.A1" office:value-type="string">
            <text:p text:style-name="P9">1.0</text:p>
          </table:table-cell>
          <table:table-cell table:style-name="Tableau2.A1" office:value-type="string">
            <text:p text:style-name="P9">Hennion Alix</text:p>
          </table:table-cell>
          <table:table-cell table:style-name="Tableau2.A1" office:value-type="string">
            <text:p text:style-name="P9">18/08/2023</text:p>
          </table:table-cell>
          <table:table-cell table:style-name="Tableau2.A1" office:value-type="string">
            <text:p text:style-name="P9">Soufiane (Product Owner)</text:p>
          </table:table-cell>
        </table:table-row>
      </table:table>
      <text:p text:style-name="P7"/>
      <text:p text:style-name="LO-normal"><text:span text:style-name="T1">Le but de ce document est de </text:span><text:span text:style-name="T5">définir et justifier</text:span><text:span text:style-name="T1"> les spécifications techniques de </text:span><text:span text:style-name="T11">Menu Maker By Qwenta</text:span><text:span text:style-name="T1">.</text:span></text:p>
      <text:p text:style-name="P22"/>
      <text:list xml:id="list1167905163" text:style-name="WWNum2">
        <text:list-item>
          <text:p text:style-name="P40">Choix technologiques</text:p>
        </text:list-item>
      </text:list>
      <text:p text:style-name="P25"><draw:custom-shape text:anchor-type="as-char" style:rel-width="100%" draw:z-index="14" draw:name="Forme1"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list text:style-name="WWNum4">
        <text:list-item>
          <text:p text:style-name="P46">Choix de React.js pour le développement Frontend : <text:s/></text:p>
        </text:list-item>
      </text:list>
      <text:p text:style-name="P19"/>
      <text:p text:style-name="P6"><text:span text:style-name="T6">Raison 1 - Facilité de développement : <text:s/></text:span><text:span text:style-name="T7"><text:s/>Le choix de React.js en tant que framework de développement Frontend repose sur sa conception modulaire basée sur des composants réutilisables. Cette approche simplifie la création d'interfaces utilisateur interactives en permettant de décomposer l'application en petits éléments autonomes. Cette modularité favorise la collaboration au sein de l'équipe de développement et accélère la création de fonctionnalités.</text:span></text:p>
      <text:p text:style-name="P19"/>
      <text:p text:style-name="P6"><text:span text:style-name="T6">Raison 2 - Performances optimales :</text:span><text:span text:style-name="T7"> <text:s text:c="2"/>React.js adopte une stratégie de rendu virtuel et de mise à jour sélective de l'interface utilisateur. Cette technique permet d'optimiser les performances en minimisant les mises à jour coûteuses du DOM (Document Object Model). L'utilisation de la bibliothèque React DOM garantit que seules les parties de l'interface utilisateur nécessitant une mise à jour sont réellement modifiées, ce qui se traduit par une expérience utilisateur plus fluide et réactive.</text:span></text:p>
      <text:p text:style-name="P19"><text:soft-page-break/></text:p>
      <text:p text:style-name="P6"><text:span text:style-name="T6">Raison 3 - Maintenance simplifiée : </text:span><text:span text:style-name="T7"><text:s text:c="2"/>La conception basée sur des composants autonomes facilite grandement la maintenance de l'application. Chaque composant génère sa propre logique et son propre état, ce qui permet aux développeurs de travailler sur des parties spécifiques de l'application sans perturber les autres fonctionnalités. Cela rend également les tests unitaires et les modifications futures plus simples et moins risqués.</text:span></text:p>
      <text:p text:style-name="P19"/>
      <text:p text:style-name="P6"><text:span text:style-name="T6">Raison 4 - Communauté étendue :</text:span><text:span text:style-name="T7"> <text:s text:c="2"/>React.js jouit d'une communauté de développeurs active et diversifiée, ce qui se traduit par une multitude de ressources, de didacticiels et de composants open source disponibles en ligne. Cette grande communauté permet aux développeurs d'accéder à des solutions éprouvées pour résoudre des problèmes courants et de rester à jour avec les meilleures pratiques.</text:span></text:p>
      <text:p text:style-name="P19"/>
      <text:p text:style-name="P6"><text:span text:style-name="T6">Raison 5 - Modernité et succès avéré :</text:span><text:span text:style-name="T7"> <text:s text:c="2"/>Les entreprises les plus prospères du secteur de la technologie, telles que Facebook, Instagram et WhatsApp, utilisent React.js pour leurs applications web. Cette utilisation généralisée témoigne de la modernité et de la pertinence de React.js pour le développement d'applications web évolutives et performantes.</text:span></text:p>
      <text:p text:style-name="P19"/>
      <text:p text:style-name="P6"><text:span text:style-name="T6">Raison 6 - Avantage compétitif et image de marque :</text:span><text:span text:style-name="T7"> <text:s text:c="2"/>Le choix de React.js renforce la crédibilité de notre projet en tant que solution moderne et innovante. Les clients et les partenaires potentiels sont plus enclins à faire confiance à une entreprise qui adopte les dernières technologies pour offrir une expérience utilisateur exceptionnelle et des fonctionnalités avancées.</text:span></text:p>
      <text:p text:style-name="P19"/>
      <text:p text:style-name="P19">Pour résumé, l'utilisation de React.js comme framework de développement Frontend se fonde sur sa modularité, ses performances optimales, sa facilité de maintenance, sa communauté active, sa modernité et son succès avéré au sein de l'industrie technologique.</text:p>
      <text:p text:style-name="P19"/>
      <text:p text:style-name="P14">-- Utilisation de Node.js pour le Backend : <text:s/></text:p>
      <text:p text:style-name="P19"/>
      <text:p text:style-name="P6"><text:soft-page-break/><text:span text:style-name="T6">Motivation 1 - Vitesse d'exécution :</text:span><text:span text:style-name="T7"> <text:s text:c="2"/>L'utilisation de Node.js pour la création du backend repose sur sa vitesse d'exécution exceptionnelle. Node.js est construit sur le moteur JavaScript V8 de Google, reconnu pour son efficacité et sa rapidité. Cette caractéristique est cruciale pour garantir des temps de réponse rapides et des performances fluides, ce qui est particulièrement important dans le contexte d'une application dynamique comme la nôtre et cela peut importe le média utilisé.</text:span></text:p>
      <text:p text:style-name="P19"/>
      <text:p text:style-name="P6"><text:span text:style-name="T6">Motivation 2 - Familiarité avec JavaScript : </text:span><text:span text:style-name="T7"><text:s text:c="2"/>L'adoption de Node.js comme langage de programmation backend présente l'avantage de la cohérence syntaxique. Puisque JavaScript est utilisé à la fois pour le Frontend et le Backend, les développeurs peuvent travailler de manière homogène sur tous les aspects de l'application, ce qui simplifie la collaboration et réduit la courbe d'apprentissage.</text:span></text:p>
      <text:p text:style-name="P19"/>
      <text:p text:style-name="P6"><text:span text:style-name="T6">Motivation 3 - Communauté dynamique :</text:span><text:span text:style-name="T7"> <text:s text:c="2"/>Node.js est soutenu par une communauté de développeurs dynamique et engagée. Cette communauté active contribue au développement de bibliothèques, de modules et de solutions open source qui améliorent constamment la performance, la sécurité et les fonctionnalités de Node.js. Les développeurs bénéficient ainsi d'un accès à des solutions éprouvées pour résoudre divers défis.</text:span></text:p>
      <text:p text:style-name="P19"/>
      <text:p text:style-name="P6"><text:span text:style-name="T6">Motivation 4 - Richesse des bibliothèques :</text:span><text:span text:style-name="T7"> <text:s text:c="2"/>Node.js offre un vaste écosystème de bibliothèques et de modules, dont Express.js, qui est un framework largement utilisé pour la création d'API. Express.js facilite la gestion des routes et des requêtes HTTP, ce qui accélère le développement du backend et garantit la cohérence de l'API.</text:span></text:p>
      <text:p text:style-name="P19"/>
      <text:p text:style-name="P19">En résumé, l'utilisation de Node.js pour le Backend découle de sa vitesse d'exécution, de la familiarité de JavaScript, de la vitalité de sa communauté de développeurs et de la richesse de son écosystème de bibliothèques. Ces facteurs garantissent des performances élevées, une cohérence de développement et un accès à des solutions avancées pour la création d'une API robuste et évolutive.</text:p>
      <text:p text:style-name="P19"/>
      <text:p text:style-name="P19"/>
      <text:p text:style-name="P19"/>
      <text:p text:style-name="P19"><text:soft-page-break/></text:p>
      <text:p text:style-name="P19"/>
      <text:p text:style-name="P19"/>
      <text:list text:style-name="WWNum5">
        <text:list-item>
          <text:p text:style-name="P42">État des lieux des besoins fonctionnels et de leurs solutions techniques :</text:p>
        </text:list-item>
      </text:list>
      <text:p text:style-name="P8"/>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8">Besoin </text:p>
          </table:table-cell>
          <table:table-cell table:style-name="Tableau3.A1" office:value-type="string">
            <text:p text:style-name="P28">Contraintes</text:p>
          </table:table-cell>
          <table:table-cell table:style-name="Tableau3.A1" office:value-type="string">
            <text:p text:style-name="P28">Solution</text:p>
          </table:table-cell>
          <table:table-cell table:style-name="Tableau3.A1" office:value-type="string">
            <text:p text:style-name="P28">Description de la solution</text:p>
          </table:table-cell>
          <table:table-cell table:style-name="Tableau3.A1" office:value-type="string">
            <text:p text:style-name="P28">Justification (2 arguments)</text:p>
          </table:table-cell>
        </table:table-row>
        <table:table-row table:style-name="Tableau3.1">
          <table:table-cell table:style-name="Tableau3.A2" office:value-type="string">
            <text:p text:style-name="P31">Création globale du frontend</text:p>
          </table:table-cell>
          <table:table-cell table:style-name="Tableau3.A2" office:value-type="string">
            <text:p text:style-name="P3"><text:span text:style-name="T17">Utilisation de SASS (framework CSS) et React.js</text:span><text:span text:style-name="T20"> </text:span></text:p>
          </table:table-cell>
          <table:table-cell table:style-name="Tableau3.A2" office:value-type="string">
            <text:p text:style-name="P3"><text:span text:style-name="T17">Sass et React.js</text:span><text:span text:style-name="T20"> </text:span></text:p>
          </table:table-cell>
          <table:table-cell table:style-name="Tableau3.A2" office:value-type="string">
            <text:p text:style-name="P3"><text:span text:style-name="T18">Utilisation de SASS pour structurer le CSS et React.js pour l'interactivité</text:span><text:span text:style-name="T21"> </text:span></text:p>
          </table:table-cell>
          <table:table-cell table:style-name="Tableau3.A2" office:value-type="string">
            <text:p text:style-name="P34">1 - Sass assure la structuration du CSS ; </text:p>
            <text:p text:style-name="P3"><text:span text:style-name="T17">2 - React.js offre la dynamique et l'évolutivité.</text:span><text:span text:style-name="T20"> </text:span></text:p>
          </table:table-cell>
        </table:table-row>
        <table:table-row table:style-name="Tableau3.1">
          <table:table-cell table:style-name="Tableau3.A2" office:value-type="string">
            <text:p text:style-name="P29">Création d'un menu</text:p>
          </table:table-cell>
          <table:table-cell table:style-name="Tableau3.A2" office:value-type="string">
            <text:p text:style-name="P3"><text:span text:style-name="T18">Utilisation de formulaires avec inputs texte, number et color</text:span><text:span text:style-name="T21"> </text:span></text:p>
          </table:table-cell>
          <table:table-cell table:style-name="Tableau3.A2" office:value-type="string">
            <text:p text:style-name="P3"><text:span text:style-name="T18">Création de formulaires</text:span><text:span text:style-name="T21"> </text:span></text:p>
            <text:p text:style-name="P27"/>
            <text:p text:style-name="P27"/>
          </table:table-cell>
          <table:table-cell table:style-name="Tableau3.A2" office:value-type="string">
            <text:p text:style-name="P3"><text:span text:style-name="T18">Utilisation de formulaires pour saisir les informations des plats</text:span><text:span text:style-name="T21"> </text:span></text:p>
          </table:table-cell>
          <table:table-cell table:style-name="Tableau3.A2" office:value-type="string">
            <text:p text:style-name="P35">1 - Les formulaires simplifient l'envoi des données ;</text:p>
            <text:p text:style-name="P3"><text:span text:style-name="T18"><text:s/>2 - Adaptation facile avec des inputs variés.</text:span><text:span text:style-name="T21"> </text:span></text:p>
          </table:table-cell>
        </table:table-row>
        <table:table-row table:style-name="Tableau3.1">
          <table:table-cell table:style-name="Tableau3.A2" office:value-type="string">
            <text:p text:style-name="P29">Dynamisme<text:span text:style-name="T22">r le</text:span> site internet</text:p>
          </table:table-cell>
          <table:table-cell table:style-name="Tableau3.A2" office:value-type="string">
            <text:p text:style-name="P3"><text:span text:style-name="T18">Utilisation de la librairie React Router Dom pour la navigation et de React</text:span><text:span text:style-name="T21"> </text:span></text:p>
          </table:table-cell>
          <table:table-cell table:style-name="Tableau3.A2" office:value-type="string">
            <text:p text:style-name="P3"><text:span text:style-name="T18">Utilisation de React Router Dom pour les routes</text:span><text:span text:style-name="T21"> </text:span></text:p>
          </table:table-cell>
          <table:table-cell table:style-name="Tableau3.A2" office:value-type="string">
            <text:p text:style-name="P3"><text:span text:style-name="T18">Création de routes et de liens sans rechargement de page</text:span><text:span text:style-name="T21"> </text:span></text:p>
          </table:table-cell>
          <table:table-cell table:style-name="Tableau3.A2" office:value-type="string">
            <text:p text:style-name="P35">1 - React Router Dom est le choix standard pour la gestion des routes ; </text:p>
            <text:p text:style-name="P3"><text:span text:style-name="T18">2 - Optimisation de l'expérience utilisateur.</text:span><text:span text:style-name="T21"> </text:span></text:p>
          </table:table-cell>
        </table:table-row>
        <table:table-row table:style-name="Tableau3.1">
          <table:table-cell table:style-name="Tableau3.A2" office:value-type="string">
            <text:p text:style-name="P29">Appel des menus pour les clients</text:p>
          </table:table-cell>
          <table:table-cell table:style-name="Tableau3.A2" office:value-type="string">
            <text:p text:style-name="P3"><text:span text:style-name="T18">Utilisation de Node.js, Express pour créer la route "GET" côté </text:span><text:soft-page-break/><text:span text:style-name="T18">serveur.</text:span><text:span text:style-name="T21"> </text:span></text:p>
          </table:table-cell>
          <table:table-cell table:style-name="Tableau3.A2" office:value-type="string">
            <text:p text:style-name="P3"><text:span text:style-name="T18">Création d'une route "GET" côté serveur</text:span><text:span text:style-name="T21"> </text:span></text:p>
          </table:table-cell>
          <table:table-cell table:style-name="Tableau3.A2" office:value-type="string">
            <text:p text:style-name="P3"><text:span text:style-name="T18">Mise en place d'une route pour récupérer les menus depuis le serveur</text:span><text:span text:style-name="T21"> </text:span></text:p>
          </table:table-cell>
          <table:table-cell table:style-name="Tableau3.A2" office:value-type="string">
            <text:p text:style-name="P35">1 - Node.js avec Express facilite la création de routes ; </text:p>
            <text:p text:style-name="P3"><text:soft-page-break/><text:span text:style-name="T18">2 - Évolutivité pour ajouter d'autres routes.</text:span><text:span text:style-name="T21"> </text:span></text:p>
            <text:p text:style-name="P27"/>
          </table:table-cell>
        </table:table-row>
        <table:table-row table:style-name="Tableau3.1">
          <table:table-cell table:style-name="Tableau3.A2" office:value-type="string">
            <text:p text:style-name="P30">Authentification de l'utilisateur</text:p>
          </table:table-cell>
          <table:table-cell table:style-name="Tableau3.A2" office:value-type="string">
            <text:p text:style-name="P3"><text:span text:style-name="T18">Utilisation d'un JWT Token (Token d'authentification)</text:span><text:span text:style-name="T21"> </text:span></text:p>
          </table:table-cell>
          <table:table-cell table:style-name="Tableau3.A2" office:value-type="string">
            <text:p text:style-name="P3"><text:span text:style-name="T18">Authentification avec JWT Token</text:span><text:span text:style-name="T21"> </text:span></text:p>
          </table:table-cell>
          <table:table-cell table:style-name="Tableau3.A2" office:value-type="string">
            <text:p text:style-name="P3"><text:span text:style-name="T18">Sécurisation des opérations pour les restaurateurs</text:span><text:span text:style-name="T21"> </text:span></text:p>
          </table:table-cell>
          <table:table-cell table:style-name="Tableau3.A2" office:value-type="string">
            <text:p text:style-name="P35">1 - JWT Token garantit l'authentification ; </text:p>
            <text:p text:style-name="P3"><text:span text:style-name="T18">2 - Sécurité renforcée contre les accès non autorisés.</text:span><text:span text:style-name="T21"> </text:span></text:p>
          </table:table-cell>
        </table:table-row>
        <table:table-row table:style-name="Tableau3.1">
          <table:table-cell table:style-name="Tableau3.A2" office:value-type="string">
            <text:p text:style-name="P29">Personnalisation du menu (frontend):</text:p>
          </table:table-cell>
          <table:table-cell table:style-name="Tableau3.A2" office:value-type="string">
            <text:p text:style-name="P3"><text:span text:style-name="T18">Enregistrement de logo, choix dynamique de la police et des couleurs</text:span><text:span text:style-name="T21"> </text:span></text:p>
          </table:table-cell>
          <table:table-cell table:style-name="Tableau3.A2" office:value-type="string">
            <text:p text:style-name="P3"><text:span text:style-name="T18">Utilisation de formulaires pour le frontend</text:span><text:span text:style-name="T21"> </text:span></text:p>
          </table:table-cell>
          <table:table-cell table:style-name="Tableau3.A2" office:value-type="string">
            <text:p text:style-name="P3"><text:span text:style-name="T18">Permet aux restaurateurs de personnaliser l'apparence de leur menu</text:span><text:span text:style-name="T21"> </text:span></text:p>
          </table:table-cell>
          <table:table-cell table:style-name="Tableau3.A2" office:value-type="string">
            <text:p text:style-name="P36">1 - Les formulaires sont le moyen standard de saisie ; </text:p>
            <text:p text:style-name="P3"><text:span text:style-name="T19">2 - Utilisation d'une librairie pour la gestion d'images.</text:span><text:span text:style-name="T2"> </text:span></text:p>
          </table:table-cell>
        </table:table-row>
        <table:table-row table:style-name="Tableau3.1">
          <table:table-cell table:style-name="Tableau3.A2" office:value-type="string">
            <text:p text:style-name="P29">Créer un menu qui aura pour lui même une page dédiée</text:p>
          </table:table-cell>
          <table:table-cell table:style-name="Tableau3.A2" office:value-type="string">
            <text:p text:style-name="P3"><text:span text:style-name="T18">Utilisation de React.js et React Router Dom</text:span><text:span text:style-name="T21"> </text:span></text:p>
          </table:table-cell>
          <table:table-cell table:style-name="Tableau3.A2" office:value-type="string">
            <text:p text:style-name="P3"><text:span text:style-name="T18">Utilisation de composants réutilisables avec React</text:span><text:span text:style-name="T21"> </text:span></text:p>
          </table:table-cell>
          <table:table-cell table:style-name="Tableau3.A2" office:value-type="string">
            <text:p text:style-name="P3"><text:span text:style-name="T18">Création d'une page dédiée à chaque menu, navigation fluide</text:span><text:span text:style-name="T21"> </text:span></text:p>
          </table:table-cell>
          <table:table-cell table:style-name="Tableau3.A2" office:value-type="string">
            <text:p text:style-name="P35">1 - React.js permet la modularité et la réutilisation ;</text:p>
            <text:p text:style-name="P3"><text:span text:style-name="T18"><text:s/>2 - Routes dynamiques pour une navigation sans rechargement.</text:span><text:span text:style-name="T21"> </text:span></text:p>
          </table:table-cell>
        </table:table-row>
        <table:table-row table:style-name="Tableau3.1">
          <table:table-cell table:style-name="Tableau3.A2" office:value-type="string">
            <text:p text:style-name="P29">Diffuser un menu sur Instagram, Deliveroo, et l'exporter en PDF.</text:p>
          </table:table-cell>
          <table:table-cell table:style-name="Tableau3.A2" office:value-type="string">
            <text:p text:style-name="P3"><text:span text:style-name="T18">Utilisation de librairies react-hare ou API</text:span><text:span text:style-name="T21"> </text:span></text:p>
          </table:table-cell>
          <table:table-cell table:style-name="Tableau3.A2" office:value-type="string">
            <text:p text:style-name="P3"><text:span text:style-name="T18">Intégration de librairies pour les fonctions spécifiques</text:span><text:span text:style-name="T21"> </text:span></text:p>
          </table:table-cell>
          <table:table-cell table:style-name="Tableau3.A2" office:value-type="string">
            <text:p text:style-name="P3"><text:span text:style-name="T18">Partage des menus sur les plateformes tierces et export au format PDF</text:span><text:span text:style-name="T21"> </text:span></text:p>
          </table:table-cell>
          <table:table-cell table:style-name="Tableau3.A2" office:value-type="string">
            <text:p text:style-name="P3"><text:span text:style-name="T18">1 - Librairies bien établies pour les tâches spécifiques ; 2 - Gain de temps et d'efficacité.</text:span><text:span text:style-name="T21"> </text:span></text:p>
          </table:table-cell>
        </table:table-row>
        <table:table-row table:style-name="Tableau3.1">
          <table:table-cell table:style-name="Tableau3.A2" office:value-type="string">
            <text:p text:style-name="P29">Accesibilité</text:p>
          </table:table-cell>
          <table:table-cell table:style-name="Tableau3.A2" office:value-type="string">
            <text:p text:style-name="P3"><text:span text:style-name="T18">Utilisation de l'outil "WAVE evaluation </text:span><text:soft-page-break/><text:span text:style-name="T18">tool"</text:span><text:span text:style-name="T21"> </text:span></text:p>
          </table:table-cell>
          <table:table-cell table:style-name="Tableau3.A2" office:value-type="string">
            <text:p text:style-name="P3"><text:span text:style-name="T18">Utilisation de l'outil pour évaluer </text:span><text:soft-page-break/><text:span text:style-name="T18">l'accessibilité</text:span><text:span text:style-name="T21"> </text:span></text:p>
          </table:table-cell>
          <table:table-cell table:style-name="Tableau3.A2" office:value-type="string">
            <text:p text:style-name="P3"><text:span text:style-name="T18">Vérification et amélioration de </text:span><text:soft-page-break/><text:span text:style-name="T18">l'accessibilité du site</text:span><text:span text:style-name="T21"> </text:span></text:p>
          </table:table-cell>
          <table:table-cell table:style-name="Tableau3.A2" office:value-type="string">
            <text:p text:style-name="P35">1 - Outil éprouvé pour identifier les problèmes ; </text:p>
            <text:p text:style-name="P3"><text:soft-page-break/><text:span text:style-name="T18">2 - Respect des normes d'accessibilité.</text:span><text:span text:style-name="T21"> </text:span></text:p>
            <text:p text:style-name="P27"/>
          </table:table-cell>
        </table:table-row>
        <table:table-row table:style-name="Tableau3.1">
          <table:table-cell table:style-name="Tableau3.A2" office:value-type="string">
            <text:p text:style-name="P29">Hébergement</text:p>
            <text:p text:style-name="P29"/>
            <text:p text:style-name="P18"/>
          </table:table-cell>
          <table:table-cell table:style-name="Tableau3.A2" office:value-type="string">
            <text:p text:style-name="P27">Utilisation d'AWS</text:p>
          </table:table-cell>
          <table:table-cell table:style-name="Tableau3.A2" office:value-type="string">
            <text:p text:style-name="P3"><text:span text:style-name="T18">Hébergement sur le cloud (AWS)</text:span><text:span text:style-name="T21"> </text:span><text:span text:style-name="T19">Choix d'hébergement pour l'application grand public</text:span><text:span text:style-name="T2"> </text:span></text:p>
          </table:table-cell>
          <table:table-cell table:style-name="Tableau3.A2" office:value-type="string">
            <text:p text:style-name="P3"><text:span text:style-name="T19">Choix d'hébergement pour l'application grand public</text:span><text:span text:style-name="T2"> </text:span></text:p>
          </table:table-cell>
          <table:table-cell table:style-name="Tableau3.A2" office:value-type="string">
            <text:p text:style-name="P36">1 - AWS offre une infrastructure évolutive ; </text:p>
            <text:p text:style-name="P3"><text:span text:style-name="T19">2 - Bonne communauté de support</text:span><text:span text:style-name="T2"> </text:span></text:p>
          </table:table-cell>
        </table:table-row>
        <table:table-row table:style-name="Tableau3.1">
          <table:table-cell table:style-name="Tableau3.A2" office:value-type="string">
            <text:p text:style-name="P29">Sécurité:</text:p>
            <text:p text:style-name="P29"/>
            <text:p text:style-name="P29"/>
            <text:p text:style-name="P29"/>
            <text:p text:style-name="P29"/>
          </table:table-cell>
          <table:table-cell table:style-name="Tableau3.A2" office:value-type="string">
            <text:p text:style-name="P3"><text:span text:style-name="T18">Implémentation de mesures de sécurité</text:span><text:span text:style-name="T21"> </text:span></text:p>
          </table:table-cell>
          <table:table-cell table:style-name="Tableau3.A2" office:value-type="string">
            <text:p text:style-name="P3"><text:span text:style-name="T18">Utilisation de librairie Helmet, rate limit (librairies Node.js), bcrypt pour sécuriser les mots de passe</text:span><text:span text:style-name="T21"> </text:span></text:p>
          </table:table-cell>
          <table:table-cell table:style-name="Tableau3.A2" office:value-type="string">
            <text:p text:style-name="P3"><text:span text:style-name="T18">Renforcement de la sécurité pour protéger les données</text:span><text:span text:style-name="T21"> </text:span></text:p>
          </table:table-cell>
          <table:table-cell table:style-name="Tableau3.A2" office:value-type="string">
            <text:p text:style-name="P35">1 - Librairies établies pour des mesures de sécurité ; </text:p>
            <text:p text:style-name="P3"><text:span text:style-name="T18">2 - Prévention des risques de piratage.</text:span><text:span text:style-name="T21"> </text:span></text:p>
          </table:table-cell>
        </table:table-row>
      </table:table>
      <text:p text:style-name="P9"/>
      <text:p text:style-name="P9"/>
      <text:list xml:id="list150831210743258" text:continue-list="list1167905163" text:style-name="WWNum2">
        <text:list-item>
          <text:p text:style-name="P40">Liens avec le Back-end </text:p>
        </text:list-item>
      </text:list>
      <text:p text:style-name="P25"><draw:custom-shape text:anchor-type="as-char" style:rel-width="100%" draw:z-index="15" draw:name="Forme2"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14">● </text:span><text:span text:style-name="T13">Langage pour le serveur : NodeJS ( Node.js est un environnement d'exécution JavaScript côté serveur, qui permet aux développeurs de créer des applications web rapides et évolutives.)</text:span></text:p>
      <text:p text:style-name="P32"><text:span text:style-name="T15">● </text:span><text:span text:style-name="T12">Création de l’API : ExpressJs ( Express.js est un framework web populaire qui permet de créer des applications web et des API en fournissant des fonctionnalités pour la gestion des routes, la gestion des sessions, la gestion des cookies, la gestion des fichiers statiques, etc.)</text:span></text:p>
      <text:p text:style-name="P32"><text:soft-page-break/><text:span text:style-name="T15">● </text:span><text:span text:style-name="T12">Base de données choisie : NO SQL avec MongoDB.( Stockage de données flexible : MongoDB peut stocker des données de n'importe quelle structure et n'impose pas de schéma rigide, offrant ainsi une grande flexibilité pour gérer des données de nature diverse.)</text:span></text:p>
      <text:p text:style-name="P9"/>
      <text:p text:style-name="P7"/>
      <text:p text:style-name="P11"/>
      <text:list xml:id="list150829084793099" text:continue-numbering="true" text:style-name="WWNum2">
        <text:list-item>
          <text:p text:style-name="P40">Préconisations concernant le domaine et l’hébergement</text:p>
        </text:list-item>
      </text:list>
      <text:p text:style-name="P25"><draw:custom-shape text:anchor-type="as-char" style:rel-width="100%" draw:z-index="16" draw:name="Forme3"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16">● </text:span><text:span text:style-name="T11">Nom du domaine : QwentaMaker.com.</text:span></text:p>
      <text:p text:style-name="P32"><text:span text:style-name="T15">● </text:span><text:span text:style-name="T12">Nom de l’hébergement : QwentaMakerHub.com. </text:span></text:p>
      <text:p text:style-name="P37">● Adresses e-mail : Contact@Qwenta.com.</text:p>
      <text:p text:style-name="P9"/>
      <text:p text:style-name="P10"/>
      <text:p text:style-name="P12"/>
      <text:list xml:id="list150830726866746" text:continue-numbering="true" text:style-name="WWNum2">
        <text:list-item>
          <text:p text:style-name="P41">Accessibilité</text:p>
        </text:list-item>
      </text:list>
      <text:p text:style-name="P25"><draw:custom-shape text:anchor-type="as-char" style:rel-width="100%" draw:z-index="17" draw:name="Forme4"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 Compatibilité navigateur : <text:s text:c="2"/>Le site sera compatible avec les navigateurs Chrome, Safari et Firefox, garantissant une expérience cohérente et optimale pour la majorité des utilisateurs.</text:p>
      <text:p text:style-name="P17"/>
      <text:p text:style-name="P38">● <text:s/>Types d'appareils : <text:s text:c="2"/>Le site sera conçu principalement pour les appareils de bureau (desktop), assurant une expérience utilisateur riche et immersive sur des écrans de taille standard.</text:p>
      <text:p text:style-name="P17"/>
      <text:p text:style-name="P38"><text:soft-page-break/><text:s/>● Taille maximum 1440 pixels en responsive design format desktop : Le responsive design sera soigneusement mis en œuvre pour s'adapter aux différentes tailles d'écran des appareils de bureau. Le design sera optimisé pour garantir une lisibilité optimale et une présentation esthétique des contenus, même sur des écrans de grande taille.</text:p>
      <text:p text:style-name="P17"/>
      <text:p text:style-name="P38">● L'intégration d'une taille maximale en responsive design pour le format desktop garantit que le contenu ne s'étendra pas au-delà de 1440 pixels en largeur sur des écrans de très haute résolution, ce qui pourrait compromettre la lisibilité et l'esthétique. Cette approche garantit que le contenu reste agréable à lire et à parcourir, tout en conservant une mise en page bien structurée et équilibrée.</text:p>
      <text:p text:style-name="P9"/>
      <text:p text:style-name="P9"/>
      <text:list xml:id="list150831222210634" text:continue-numbering="true" text:style-name="WWNum2">
        <text:list-item>
          <text:p text:style-name="P41">Services tiers</text:p>
        </text:list-item>
      </text:list>
      <text:p text:style-name="P25"><draw:custom-shape text:anchor-type="as-char" style:rel-width="100%" draw:z-index="18" draw:name="Forme5"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0">Dans le cadre du développement de l'application "Menu Maker By Qwenta", plusieurs services tiers seront intégrés pour enrichir les fonctionnalités, améliorer l'expérience utilisateur et optimiser les performances. Voici les principaux services tiers qui seront utilisés :</text:p>
      <text:p text:style-name="P15"/>
      <text:list xml:id="list1659000193" text:style-name="WWNum1">
        <text:list-item>
          <text:p text:style-name="P43"><text:span text:style-name="T4">1. Stripe API :</text:span><text:span text:style-name="T1"> Stripe est une plateforme de paiement en ligne qui facilite la gestion des transactions financières. L'intégration de l'API Stripe permettra aux restaurateurs d'accepter les paiements en ligne pour leurs menus. Cette fonctionnalité sécurisée et conviviale offrira une expérience de paiement transparente aux utilisateurs. L'API Stripe sera utilisée pour traiter les transactions en temps réel, assurant ainsi la confidentialité des informations financières.</text:span></text:p>
        </text:list-item>
      </text:list>
      <text:p text:style-name="P15"/>
      <text:list xml:id="list150831156525952" text:continue-numbering="true" text:style-name="WWNum1">
        <text:list-item>
          <text:p text:style-name="P43"><text:span text:style-name="T4">2. Font Awesome :</text:span><text:span text:style-name="T1"> La bibliothèque Font Awesome sera intégrée pour enrichir l'interface utilisateur en ajoutant une variété d'icônes modernes et esthétiques. Ces icônes amélioreront la convivialité du site en aidant les utilisateurs à naviguer et à comprendre les différentes fonctionnalités offertes par l'application.</text:span></text:p>
        </text:list-item>
      </text:list>
      <text:p text:style-name="P15"/>
      <text:list xml:id="list150830912889553" text:continue-numbering="true" text:style-name="WWNum1">
        <text:list-item>
          <text:p text:style-name="P43"><text:soft-page-break/><text:span text:style-name="T4">3. Social Media APIs :</text:span><text:span text:style-name="T1"> Les APIs des plateformes de médias sociaux telles que Facebook, Twitter et Instagram seront utilisées pour permettre aux utilisateurs de partager facilement les menus qu'ils ont créés sur leurs comptes sociaux. Cette intégration favorisera la viralité du contenu et aidera à promouvoir l'application auprès d'un public plus large.</text:span></text:p>
        </text:list-item>
      </text:list>
      <text:p text:style-name="P15"/>
      <text:list xml:id="list150830081885806" text:continue-numbering="true" text:style-name="WWNum1">
        <text:list-item>
          <text:p text:style-name="P43"><text:span text:style-name="T4">4. Email Service Provider :</text:span><text:span text:style-name="T1"> L'intégration d'un fournisseur de services e-mail tel que SendGrid permettra d'envoyer des notifications et des communications aux utilisateurs. Les notifications par e-mail seront utilisées pour informer les utilisateurs des mises à jour de leurs menus, des nouvelles fonctionnalités et des offres spéciales.</text:span></text:p>
        </text:list-item>
      </text:list>
      <text:p text:style-name="P16"/>
      <text:list xml:id="list150829219162153" text:continue-numbering="true" text:style-name="WWNum1">
        <text:list-item>
          <text:p text:style-name="P43"><text:span text:style-name="T4">5. Cloud Storage :</text:span><text:span text:style-name="T1"> Le stockage cloud sera utilisé pour héberger les médias tels que les images des menus et les fichiers PDF générés. Cette approche garantira la disponibilité et la rapidité de chargement des contenus multimédias tout en optimisant l'utilisation des ressources du serveur.</text:span></text:p>
        </text:list-item>
      </text:list>
      <text:p text:style-name="P15"/>
      <text:list xml:id="list150829327219942" text:continue-numbering="true" text:style-name="WWNum1">
        <text:list-item>
          <text:p text:style-name="P43"><text:span text:style-name="T4">6. Content Delivery Network (CDN) :</text:span><text:span text:style-name="T1"> L'intégration d'un CDN, tel que Cloudflare, permettra de distribuer efficacement les ressources statiques du site, telles que les images, les styles et les scripts, à partir de serveurs répartis géographiquement. Cela améliorera la vitesse de chargement des pages et l'expérience utilisateur, en réduisant les temps de latence.</text:span></text:p>
        </text:list-item>
      </text:list>
      <text:p text:style-name="P23"/>
      <text:p text:style-name="P13"/>
      <text:list xml:id="list150831027034215" text:continue-list="list150831222210634" text:style-name="WWNum2">
        <text:list-item>
          <text:p text:style-name="P41">Recommandations en termes de sécurité</text:p>
        </text:list-item>
      </text:list>
      <text:p text:style-name="P25"><draw:custom-shape text:anchor-type="as-char" style:rel-width="100%" draw:z-index="19" draw:name="Forme6"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list xml:id="list991194210" text:style-name="WWNum3">
        <text:list-item>
          <text:p text:style-name="P44"><text:span text:style-name="T4">1. Gestion minutieuse des données utilisateur :</text:span><text:span text:style-name="T1"> Nous nous engageons à chiffrer de manière adéquate toutes les données sensibles des utilisateurs, y compris les informations de connexion et les données de paiement, lors de leur stockage dans notre base de données. Nous opterons pour des algorithmes de cryptage robustes et éviterons le stockage de mots de passe en texte brut.</text:span></text:p>
        </text:list-item>
      </text:list>
      <text:p text:style-name="P23"/>
      <text:list xml:id="list150829944636323" text:continue-numbering="true" text:style-name="WWNum3">
        <text:list-item>
          <text:p text:style-name="P44"><text:span text:style-name="T4">2. Authentification et autorisation rigoureuses :</text:span><text:span text:style-name="T1"> Nous mettrons en place un système d'authentification solide pour vérifier l'identité des utilisateurs, tout en attribuant des niveaux d'accès appropriés pour différentes parties de l'application. </text:span><text:soft-page-break/><text:span text:style-name="T1">L'implémentation de mécanismes d'autorisation précis en fonction des rôles et des privilèges des utilisateurs est une priorité.</text:span></text:p>
        </text:list-item>
      </text:list>
      <text:p text:style-name="P23"/>
      <text:list xml:id="list150829762965050" text:continue-numbering="true" text:style-name="WWNum3">
        <text:list-item>
          <text:p text:style-name="P44"><text:span text:style-name="T4">3. Protection avancée contre les attaques :</text:span><text:span text:style-name="T1"> Notre équipe se concentrera sur la mise en œuvre de mécanismes de protection contre les vulnérabilités courantes telles que les injections SQL, les attaques XSS (cross-site scripting) et les attaques CSRF (cross-site request forgery). Nous veillerons à valider et à nettoyer soigneusement les données d'entrée utilisateur pour éviter toute exploitation.</text:span></text:p>
        </text:list-item>
      </text:list>
      <text:p text:style-name="P23"/>
      <text:list xml:id="list150830001016607" text:continue-numbering="true" text:style-name="WWNum3">
        <text:list-item>
          <text:p text:style-name="P44"><text:span text:style-name="T4">4. Gestion sécurisée des sessions :</text:span><text:span text:style-name="T1"> Nous garantirons la mise en place de mécanismes de gestion des sessions sécurisés pour maintenir la traçabilité de l'état d'authentification des utilisateurs. L'utilisation de jetons d'authentification (JWT) avec des délais d'expiration limités contribuera à renforcer la sécurité des sessions.</text:span></text:p>
        </text:list-item>
      </text:list>
      <text:p text:style-name="P23"/>
      <text:list xml:id="list150829817777635" text:continue-numbering="true" text:style-name="WWNum3">
        <text:list-item>
          <text:p text:style-name="P44"><text:span text:style-name="T4">5. Suivi constant des mises à jour et des correctifs :</text:span><text:span text:style-name="T1"> Nous nous engageons à maintenir à jour tous les composants logiciels utilisés dans l'application, y compris les bibliothèques, les frameworks et les modules tiers. L'application régulière des correctifs de sécurité pour remédier aux vulnérabilités connues sera une pratique systématique.</text:span></text:p>
        </text:list-item>
      </text:list>
      <text:p text:style-name="P23"/>
      <text:list xml:id="list150831213524424" text:continue-numbering="true" text:style-name="WWNum3">
        <text:list-item>
          <text:p text:style-name="P44"><text:span text:style-name="T4">6. Gestion soignée des erreurs : </text:span><text:span text:style-name="T1">Nous éviterons toute divulgation d'informations sensibles ou internes à travers les messages d'erreur destinés aux utilisateurs. Les messages d'erreur génériques seront configurés en cas de dysfonctionnement, et les erreurs seront consignées dans les journaux serveur pour une analyse approfondie ultérieure.</text:span></text:p>
        </text:list-item>
      </text:list>
      <text:p text:style-name="P23"/>
      <text:list xml:id="list150830992510879" text:continue-numbering="true" text:style-name="WWNum3">
        <text:list-item>
          <text:p text:style-name="P44"><text:span text:style-name="T4">7. Sécurité des fichiers garantie :</text:span><text:span text:style-name="T1"> Notre équipe validera minutieusement les fichiers téléchargés par les utilisateurs afin de détecter toute menace potentielle, comme les fichiers malveillants ou les scripts potentiellement dangereux.</text:span></text:p>
        </text:list-item>
      </text:list>
      <text:p text:style-name="P23"/>
      <text:list xml:id="list150829463603795" text:continue-numbering="true" text:style-name="WWNum3">
        <text:list-item>
          <text:p text:style-name="P44"><text:span text:style-name="T4">8. Sauvegardes régulières :</text:span><text:span text:style-name="T1"> Nous mettrons en place des protocoles de sauvegarde régulière pour la base de données et le code source de l'application. Ces sauvegardes assureront la disponibilité des données en cas d'incidents.</text:span></text:p>
        </text:list-item>
      </text:list>
      <text:p text:style-name="P23"/>
      <text:list xml:id="list150829684657763" text:continue-numbering="true" text:style-name="WWNum3">
        <text:list-item>
          <text:p text:style-name="P44"><text:span text:style-name="T4">9. Tests de sécurité systématiques : </text:span><text:span text:style-name="T1">Nous réaliserons régulièrement des tests de sécurité approfondis, tels que des tests de pénétration et des audits de sécurité, pour identifier les vulnérabilités potentielles et les points de faiblesse au sein de l'application. Les problèmes détectés seront corrigés en priorité.</text:span></text:p>
        </text:list-item>
      </text:list>
      <text:p text:style-name="P23"><text:soft-page-break/></text:p>
      <text:list xml:id="list150830409928667" text:continue-numbering="true" text:style-name="WWNum3">
        <text:list-item>
          <text:p text:style-name="P44"><text:span text:style-name="T4">10. Formation continue en sécurité :</text:span><text:span text:style-name="T1"> Nous veillerons à fournir une éducation continue à toute l'équipe de développement concernant l'importance des meilleures pratiques en matière de sécurité. Des sessions de formation périodiques maintiendront une compréhension solide des menaces et des méthodes de sécurité.</text:span></text:p>
        </text:list-item>
      </text:list>
      <text:p text:style-name="P23"/>
      <text:p text:style-name="P9"><text:line-break/></text:p>
      <text:p text:style-name="P26"/>
      <text:list xml:id="list150830910924420" text:continue-list="list150831027034215" text:style-name="WWNum2">
        <text:list-item>
          <text:p text:style-name="P45"><text:span text:style-name="T3"><text:s/>Maintenance du site et futures mises à jour</text:span><text:span text:style-name="T3"><draw:custom-shape text:anchor-type="as-char" style:rel-width="100%" draw:z-index="20" draw:name="Forme7" draw:style-name="gr1" draw:text-style-name="P6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list-item>
      </text:list>
      <text:p text:style-name="P33"/>
      <text:p text:style-name="P21"><text:s/>Maintenance en continu :</text:p>
      <text:p text:style-name="P33"/>
      <text:list text:style-name="WWNum6">
        <text:list-item>
          <text:p text:style-name="P47"><text:span text:style-name="T8">Surveillance proactive :</text:span><text:span text:style-name="T9"> Nous déploierons des outils de surveillance avancés pour surveiller en permanence la performance, la disponibilité et la sécurité de l'application. Cela nous permettra de réagir rapidement à toute anomalie et d'assurer une expérience utilisateur fluide.</text:span></text:p>
        </text:list-item>
      </text:list>
      <text:p text:style-name="P33"/>
      <text:list text:style-name="WWNum7">
        <text:list-item>
          <text:p text:style-name="P48"><text:span text:style-name="T8">Correction réactive de bugs :</text:span><text:span text:style-name="T9"> Nous mettrons en place une procédure solide pour signaler, suivre et résoudre les bugs découverts après le lancement. Notre équipe réagira rapidement pour diagnostiquer et résoudre les problèmes, minimisant ainsi les perturbations pour les utilisateurs.</text:span></text:p>
        </text:list-item>
      </text:list>
      <text:p text:style-name="P33"/>
      <text:list text:style-name="WWNum8">
        <text:list-item>
          <text:p text:style-name="P49"><text:span text:style-name="T8">Support technique attentif :</text:span><text:span text:style-name="T9"> Nous fournirons un canal de communication (e-mail) dédié aux utilisateurs qui ont besoin d'aide ou qui rencontrent des problèmes techniques. Notre équipe de support sera disponible pour fournir des réponses rapides et des solutions efficaces.</text:span></text:p>
        </text:list-item>
      </text:list>
      <text:p text:style-name="P33"/>
      <text:p text:style-name="P21"><text:soft-page-break/><text:s/>Sécurité renforcée :</text:p>
      <text:p text:style-name="P33"/>
      <text:list text:style-name="WWNum9">
        <text:list-item>
          <text:p text:style-name="P50"><text:span text:style-name="T8">Mises à jour régulières : </text:span><text:span text:style-name="T9">Nous mettrons en œuvre des mises à jour régulières de tous les composants logiciels utilisés dans l'application, y compris les frameworks, les bibliothèques et les modules tiers. Cela garantira que les vulnérabilités connues sont corrigées rapidement pour maintenir un niveau de sécurité élevé.</text:span></text:p>
        </text:list-item>
      </text:list>
      <text:p text:style-name="P33"/>
      <text:p text:style-name="P21"><text:s/>Optimisation des performances :</text:p>
      <text:p text:style-name="P33"/>
      <text:list text:style-name="WWNum10">
        <text:list-item>
          <text:p text:style-name="P51"><text:span text:style-name="T8">Surveillance et ajustement :</text:span><text:span text:style-name="T9"> Nous surveillerons en permanence les performances de l'application pour identifier les zones d'amélioration. En optimisant les requêtes, les chargements de page et d'autres aspects de l'application, nous garantirons une expérience utilisateur rapide et fluide.</text:span></text:p>
        </text:list-item>
      </text:list>
      <text:p text:style-name="P33"/>
      <text:p text:style-name="P21"><text:s/>Planification des mises à jour futures :</text:p>
      <text:p text:style-name="P33"/>
      <text:list text:style-name="WWNum11">
        <text:list-item>
          <text:p text:style-name="P52"><text:span text:style-name="T8">Ajout de nouvelles fonctionnalités :</text:span><text:span text:style-name="T9"> Si l’entreprise partenaire le souhaite nous tiendrons compte des retours des utilisateurs et des évolutions de l'industrie pour ajouter de nouvelles fonctionnalités qui répondent aux besoins émergents. Nous mettrons en place un processus de développement itératif pour introduire ces fonctionnalités de manière transparente.</text:span></text:p>
        </text:list-item>
      </text:list>
      <text:p text:style-name="P33"/>
      <text:list text:style-name="WWNum12">
        <text:list-item>
          <text:p text:style-name="P53"><text:span text:style-name="T8">Évolution du design :</text:span><text:span text:style-name="T9"> Nous maintiendrons le design de l'application actuel et le mettrons à jour au besoin pour refléter les tendances de design actuelles et offrir une expérience visuelle attrayante et moderne.</text:span></text:p>
        </text:list-item>
      </text:list>
      <text:p text:style-name="P33"/>
      <text:list text:style-name="WWNum13">
        <text:list-item>
          <text:p text:style-name="P54"><text:span text:style-name="T8">Compatibilité continue :</text:span><text:span text:style-name="T9"> Nous assurerons la compatibilité de l'application avec les nouvelles technologies, les navigateurs et </text:span><text:soft-page-break/><text:span text:style-name="T9">les appareils qui pourraient émerger, garantissant ainsi une expérience cohérente pour tous les utilisateurs.</text:span></text:p>
        </text:list-item>
      </text:list>
      <text:p text:style-name="P33"/>
      <text:list text:style-name="WWNum14">
        <text:list-item>
          <text:p text:style-name="P55"><text:span text:style-name="T8">Amélioration de l'expérience utilisateur : </text:span><text:span text:style-name="T9">Nous utiliserons les retours des utilisateurs pour apporter des améliorations continues à l'interface utilisateur, à la navigation et à la convivialité globale de l'application.</text:span></text:p>
        </text:list-item>
        <text:list-item>
          <text:p text:style-name="P60">Toutes évolutions future demandé par le client sera établie en accord avec un cahier des charges et un devis de prestation signé par les interréssés.</text:p>
        </text:list-item>
      </text:list>
      <text:p text:style-name="P33"/>
      <text:p text:style-name="P21"><text:s/>Gestion des mises à jour :</text:p>
      <text:p text:style-name="P33"/>
      <text:list text:style-name="WWNum15">
        <text:list-item>
          <text:p text:style-name="P56"><text:span text:style-name="T8">Planification structurée :</text:span><text:span text:style-name="T9"> Nous établirons un calendrier de mises à jour planifiées pour minimiser les perturbations pour les utilisateurs. Ces mises à jour seront soigneusement préparées et testées dans des environnements de développement dédiés.</text:span></text:p>
        </text:list-item>
      </text:list>
      <text:p text:style-name="P33"/>
      <text:list text:style-name="WWNum16">
        <text:list-item>
          <text:p text:style-name="P57"><text:span text:style-name="T8">Sauvegardes régulières : </text:span><text:span text:style-name="T9">Avant chaque mise à jour, nous effectuerons des sauvegardes complètes de la base de données et du code source de l'application. Ces sauvegardes garantiront que les données sont sécurisées en cas de besoin de retour à une version précédente.</text:span></text:p>
        </text:list-item>
      </text:list>
      <text:p text:style-name="P33"/>
      <text:list text:style-name="WWNum17">
        <text:list-item>
          <text:p text:style-name="P58"><text:span text:style-name="T8">Communication transparente :</text:span><text:span text:style-name="T9"> Nous informerons les utilisateurs de chaque mise à jour à venir et de ses avantages. Les mises à jour majeures seront communiquées en amont pour permettre aux utilisateurs de se préparer.</text:span></text:p>
        </text:list-item>
      </text:list>
      <text:p text:style-name="P20"/>
      <text:list text:style-name="WWNum18">
        <text:list-item>
          <text:p text:style-name="P59"><text:span text:style-name="T8">Plan de retour en arrière :</text:span><text:span text:style-name="T9"> Nous développerons un plan détaillé pour revenir à une version antérieure de l'application en cas de problèmes majeurs résultant d'une mise à jour. Cette stratégie réduira les risques liés aux mises à jour. Le site sera </text:span><text:soft-page-break/><text:span text:style-name="T9">versionné sur GitHub </text:span><text:span text:style-name="T10">et/ou GitLab</text:span><text:span text:style-name="T9"> avec des commits réguliers et contrôlé par le Product Owner par des Pull Request.</text:span></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LO-normal" style:next-style-name="LO-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RTF_5f_Num_20_2_20_1" style:display-name="RTF_Num 2 1" style:family="text">
      <style:text-properties style:font-name="Symbol" fo:font-family="Symbol" style:font-family-generic="roman" style:font-pitch="variable"/>
    </style:style>
    <style:style style:name="Strong" style:family="text">
      <style:text-properties fo:font-weight="bold" style:font-weight-asian="bold" style:font-weight-complex="bold"/>
    </style:style>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Wingdings" style:font-family-complex="Wingdings"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Wingdings" style:font-family-complex="Wingdings"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Wingdings" style:font-family-complex="Wingdings"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Wingdings" style:font-family-complex="Wingdings"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Wingdings" style:font-family-complex="Wingdings"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Wingdings" style:font-family-complex="Wingdings"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Wingdings" style:font-family-complex="Wingdings"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Wingdings" style:font-family-complex="Wingdings"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113cm" fo:text-indent="-0.635cm" fo:margin-left="2.113cm"/>
        </style:list-level-properties>
        <style:text-properties style:font-name="Wingdings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748cm" fo:text-indent="-0.635cm" fo:margin-left="2.748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383cm" fo:text-indent="-0.635cm" fo:margin-left="3.383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018cm" fo:text-indent="-0.635cm" fo:margin-left="4.018cm"/>
        </style:list-level-properties>
        <style:text-properties style:font-name="Symbol2"/>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4.653cm" fo:text-indent="-0.635cm" fo:margin-left="4.653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5.288cm" fo:text-indent="-0.635cm" fo:margin-left="5.288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923cm" fo:text-indent="-0.635cm" fo:margin-left="5.923cm"/>
        </style:list-level-properties>
        <style:text-properties style:font-name="Symbol2"/>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6.558cm" fo:text-indent="-0.635cm" fo:margin-left="6.558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7.193cm" fo:text-indent="-0.635cm" fo:margin-left="7.19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374cm" fo:text-indent="-0.635cm" fo:margin-left="1.374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009cm" fo:text-indent="-0.635cm" fo:margin-left="2.009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644cm" fo:text-indent="-0.635cm" fo:margin-left="2.64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279cm" fo:text-indent="-0.635cm" fo:margin-left="3.279cm"/>
        </style:list-level-properties>
        <style:text-properties style:font-name="Symbol2"/>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914cm" fo:text-indent="-0.635cm" fo:margin-left="3.914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549cm" fo:text-indent="-0.635cm" fo:margin-left="4.549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184cm" fo:text-indent="-0.635cm" fo:margin-left="5.184cm"/>
        </style:list-level-properties>
        <style:text-properties style:font-name="Symbol2"/>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819cm" fo:text-indent="-0.635cm" fo:margin-left="5.819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454cm" fo:text-indent="-0.635cm" fo:margin-left="6.454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style:list-level-properties>
      </text:list-level-style-number>
      <text:list-level-style-number text:level="2" text:style-name="ListLabel_20_164" loext:num-list-format="%2%" style:num-format="">
        <style:list-level-properties text:list-level-position-and-space-mode="label-alignment">
          <style:list-level-label-alignment text:label-followed-by="nothing"/>
        </style:list-level-properties>
      </text:list-level-style-number>
      <text:list-level-style-number text:level="3" text:style-name="ListLabel_20_165" loext:num-list-format="%3%" style:num-format="">
        <style:list-level-properties text:list-level-position-and-space-mode="label-alignment">
          <style:list-level-label-alignment text:label-followed-by="nothing"/>
        </style:list-level-properties>
      </text:list-level-style-number>
      <text:list-level-style-number text:level="4" text:style-name="ListLabel_20_166" loext:num-list-format="%4%" style:num-format="">
        <style:list-level-properties text:list-level-position-and-space-mode="label-alignment">
          <style:list-level-label-alignment text:label-followed-by="nothing"/>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text-align="start" style:justify-single-word="false"/>
    </style:style>
    <style:style style:name="Mfr1" style:family="graphic" style:parent-style-name="Graphics">
      <style:graphic-properties fo:margin-left="0cm" fo:margin-right="0cm" fo:margin-top="0cm" fo:margin-bottom="0cm" style:wrap="none" style:vertical-pos="from-top" style:vertical-rel="page-content" style:horizontal-pos="from-left" style:horizontal-rel="page-content" fo:background-color="transparent" draw:fill="none" draw:fill-color="#ffffff" fo:padding="0cm" fo:border="none" style:mirror="none" fo:clip="rect(0cm, 0.534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491cm" svg:y="-2.143cm" svg:width="5.486cm" svg:height="2.812cm" draw:z-index="13"><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fr-FR</dc:language>
    <dc:date>2023-08-29T14:12:30.308000000</dc:date>
    <meta:editing-cycles>17</meta:editing-cycles>
    <meta:editing-duration>PT5H42M34S</meta:editing-duration>
    <meta:generator>LibreOffice/7.4.3.2$Windows_X86_64 LibreOffice_project/1048a8393ae2eeec98dff31b5c133c5f1d08b890</meta:generator>
    <meta:document-statistic meta:table-count="3" meta:image-count="1" meta:object-count="0" meta:page-count="14" meta:paragraph-count="157" meta:word-count="3006" meta:character-count="20212" meta:non-whitespace-character-count="17298"/>
    <meta:user-defined meta:name="AppVersion">15.0000</meta:user-defined>
  </office:meta>
</office:document-meta>
</file>